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05d024"/>
    </style:style>
    <style:style style:name="T2" style:family="text">
      <style:text-properties officeooo:rsid="000799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ART 1 — VISION, SCOPE &amp; CAMPAIGN STRUCTURE</text:p>
      <text:p text:style-name="Text_20_body">This document is a briefing for the game FOUL WARD, a Godot 4 tower defense game inspired by TAUR (a Unity tower defense game by Echo Entertainment, released 2020). Its purpose is to give a working AI assistant enough context to help develop any part of this game. Read this entire document before answering anything.</text:p>
      <text:p text:style-name="Text_20_body">WHAT THE GAME IS</text:p>
      <text:p text:style-name="Text_20_body">FOUL WARD is an active fantasy tower defense game. The player does not control a moving character. They control a stationary Tower at the center of the map by aiming and shooting with the mouse. Around the Tower, defensive structures are placed on a hex grid. An AI-controlled melee companion fights automatically. Additional AI-controlled allies can join as the campaign progresses. The player also casts spells using hotkeys. The core loop is: direct aiming and shooting, strategic building placement, passive ally combat, and spellcasting all happening simultaneously in real time. This structure is taken directly from TAUR and translated into a fantasy setting with a narrative layer added on top.</text:p>
      <text:p text:style-name="Text_20_body">THE REFERENCE GAME: TAUR</text:p>
      <text:p text:style-name="Text_20_body">In TAUR, the player manually controls a central cannon called the Prime Cannon. Enemies attack from all directions with no lanes. The player has a primary and secondary weapon fired with mouse buttons. A hex grid of approximately 60 slots surrounds the cannon and accepts various automated defensive structures. Between battles the player accesses a Forge (risk-based weapon upgrade), a Research tree (permanent unlocks), and a territory world map. FOUL WARD mirrors this exact structure — the key differences are the fantasy aesthetic, a narrative layer with named characters, and a campaign structure built around a 50-day escalating timeline.</text:p>
      <text:p text:style-name="Text_20_body">OVERALL SCOPE</text:p>
      <text:p text:style-name="Text_20_body">The game ships in two tiers. The free version includes one complete campaign and one endless mode. The endless mode lets the player select any unlocked map and fight indefinitely with scaling difficulty and no narrative. Paid content adds further campaigns. Each paid campaign introduces a new enemy faction, a new plot, and campaign-specific characters. The core ally cast and all game mechanics are reused across campaigns. Campaigns are not connected narratively but may contain small references to one another.</text:p>
      <text:p text:style-name="Text_20_body">THE 50-DAY CAMPAIGN STRUCTURE</text:p>
      <text:p text:style-name="Text_20_body">Each campaign lasts up to 50 days. Each day equals one battle. On Day 50 the campaign boss appears. If the player defeats the boss, the campaign ends in victory. If the player fails, the boss conquers one of the player's held territories. On each subsequent day the boss appears again alongside stronger forces, making the fight harder but also rewarding more gold on failure. This loop continues until the player wins or loses all territories. The mechanic ensures that failure is never a dead end — every failed boss attempt funds further upgrades — but repeated failure has genuine consequences on the world map.</text:p>
      <text:p text:style-name="Text_20_body">TERRITORY SYSTEM</text:p>
      <text:p text:style-name="Text_20_body">The campaign world is divided into named territories each with a distinct terrain type. The Tower teleports to whichever territory is being contested each day. Holding a territory provides a passive resource bonus. Losing one reduces that income. The player can see all territories on a world map <text:soft-page-break/>screen between battles. <text:span text:style-name="T1">Each day the enemy attacks </text:span><text:span text:style-name="T2">one or </text:span><text:span text:style-name="T1">two of our territories. We can either defend our territories or push into the enemy territory. If we pick the enemy territory, there is a percentage change we lose one of our territories.</text:span> When the boss begins conquering on Day 50 and beyond, their advance is shown visually on the map, <text:span text:style-name="T2">same as with the enemy attacking our territories</text:span>. If multiple territories are simultaneously under threat, the player chooses which to defend. The number of territories per campaign is a per-campaign design decision.</text:p>
      <text:p text:style-name="Text_20_body">FACTION STRUCTURE</text:p>
      <text:p text:style-name="Text_20_body">Enemy factions are campaign-specific. Each faction has a full roster of unit types covering a range of combat roles: basic melee infantry, ranged units, heavy armored units, fast light units, flying units, units with area-effect attacks, units with special on-death effects, and units with status-inflicting attacks. Each faction also has several mini-boss characters who appear on milestone days before the final boss. Each mini-boss has a unique ability set that differentiates them from standard units. After a mini-boss is defeated, some of their troops may defect to the player's side and the mini-boss themselves may become an ally NPC with ongoing dialogue, <text:span text:style-name="T2">to be decided</text:span>. The final campaign boss is a unique multi-phase encounter with elite escort troops. Friendly forces come from a pool of mercenaries, retinue, and soldiers available for hire or recruited after mini-boss defeats. Allies reappear across campaigns with new dialogue; enemy factions are entirely replaced per campaign.</text:p>
      <text:p text:style-name="Horizontal_20_Line"/>
      <text:p text:style-name="Text_20_body">PART 2 — BATTLE LOOP &amp; COMBAT SYSTEMS</text:p>
      <text:p text:style-name="Text_20_body">This document is a briefing for the game FOUL WARD. Read it fully before helping with any task. It describes how a single battle works from start to finish.</text:p>
      <text:p text:style-name="Text_20_body">THE BATTLE SCENE</text:p>
      <text:p text:style-name="Text_20_body">Every battle takes place on a map tied to the territory being contested that day. The Tower is fixed at the center. Enemies spawn from multiple directions simultaneously — there are no fixed lanes. Enemies pathfind toward the Tower and attack it. The battle ends when all waves for that day are cleared (player victory) or the Tower's health reaches zero (player defeat). The number of waves per day and their composition scale with the current day number and the campaign's progression. Boss days override the standard wave composition with a boss encounter.</text:p>
      <text:p text:style-name="Text_20_body">THE TOWER</text:p>
      <text:p text:style-name="Text_20_body">The Tower is the player's avatar. It is stationary. The player aims it by moving the mouse and fires using mouse buttons: left button for primary weapon, right button for secondary weapon. Both can be fired simultaneously. The Tower has a health pool. Reaching zero health ends the battle in defeat. The Tower has upgrade slots for weapons — the number of available weapon types and how they are unlocked is determined by the Research system and the Shop.</text:p>
      <text:p text:style-name="Text_20_body">WEAPONS</text:p>
      <text:p text:style-name="Text_20_body">The Tower uses one primary weapon and one secondary weapon at any given time. Both can be active simultaneously. The design allows for multiple weapon types covering different combat roles: high single-target damage, area of effect, long range, rapid fire, and status-inflicting. Specific weapon types, their stats, and their unlock conditions are to be defined in a later design phase. Weapons can be improved through two separate between-battle systems: the Forge (risk-based stat <text:soft-page-break/>modification) and Enchanting (adding elemental or status properties). The mechanical framework for both systems must support any weapon type without modification.</text:p>
      <text:p text:style-name="Text_20_body">MELEE COMPANION</text:p>
      <text:p text:style-name="Text_20_body">There is one named melee companion who fights automatically every battle without player input. He patrols the area around the hex grid, detects the nearest living enemy to the Tower, moves to engage it, attacks, and recovers before finding the next target. His effectiveness scales with upgrades made between battles. He cannot be directly commanded during battle. He is a constant presence in every battle from the start of the campaign. <text:s/><text:span text:style-name="T2">He cannot die, after losing all his HP he falls and starts a cooldown, after that he takes a drinks vodka and enters berserk mode for some time, then he goes back to his normal state.</text:span></text:p>
      <text:p text:style-name="Text_20_body">ADDITIONAL ALLIES</text:p>
      <text:p text:style-name="Text_20_body">Beyond the melee companion, the player can field additional allies recruited from various between-battle sources. These allies fight automatically using simple AI appropriate to their type: ranged allies hold position and shoot, melee allies charge and fight, support allies stay near the Tower and apply buffs. Specific ally types, their stats, and mechanics are to be defined in a later design phase. The system must support adding new ally types without restructuring the battle scene.</text:p>
      <text:p text:style-name="Text_20_body">HEX GRID BUILDINGS</text:p>
      <text:p text:style-name="Text_20_body">A ring of hex slots surrounds the Tower. During battle the player can enter Build Mode using a hotkey, which opens a menu for placing or selling buildings in exchange for gold earned during the current battle. Buildings are automated structures that operate without player input once placed: some deal damage to enemies in range, some create area denial zones, some spawn additional units, some protect adjacent structures. Specific building types, their mechanics, and unlock conditions are to be defined in a later design phase. The hex grid and building system must support any number of building types loaded from data resources.</text:p>
      <text:p text:style-name="Text_20_body">DAMAGE AND ENEMY INTERACTION SYSTEM</text:p>
      <text:p text:style-name="Text_20_body">The game uses a damage type and armor type system. Damage types include at minimum physical, fire, magic, and poison. Each enemy type has an armor type that has defined multipliers for incoming damage types. This creates tactical decisions: certain buildings and weapons are more or less effective against certain enemies, and players must adapt their loadout to the faction they are fighting. Status effects (burning, poisoned, slowed, infected) are a separate layer applied on top of raw damage and have duration-based behaviors.</text:p>
      <text:p text:style-name="Text_20_body">SPELLS</text:p>
      <text:p text:style-name="Text_20_body">The player has a spell bar with a small number of hotkey-bound spells. Spells are cast by the player and have immediate battlefield effects: area damage, crowd control, healing, or utility. Spells are governed by either a shared mana pool that regenerates during battle or individual cooldowns — this is a design decision to confirm per spell. New spells are unlocked through the Research system managed by the spell-focused named character. Specific spell types are to be defined in a later design phase but the system must support adding new spells via data resources.</text:p>
      <text:p text:style-name="Text_20_body">MINI-BOSSES</text:p>
      <text:p text:style-name="Text_20_body"><text:soft-page-break/>On milestone days (approximately every 8 to 12 days depending on campaign design) a mini-boss wave occurs. The mini-boss is a named enemy unit with significantly elevated stats and at least one unique ability that changes the tactical situation: a charge that destroys buildings in its path, a summon ability, a shield that must be broken before damage registers, an aura that buffs nearby troops, etc. Defeating a mini-boss is a narrative moment. It may result in troops switching sides and the mini-boss joining as an ally NPC. Each faction has multiple mini-bosses appearing across the 50-day campaign.</text:p>
      <text:p text:style-name="Text_20_body">CAMPAIGN BOSS</text:p>
      <text:p text:style-name="Text_20_body">On Day 50 the campaign boss appears. The boss is a unique multi-phase encounter. Between phases the boss changes behavior, unlocks new abilities, or summons new enemy types. The boss fight is the mechanical and narrative climax of the campaign. Exact boss mechanics are campaign-specific and to be defined in a later phase.</text:p>
      <text:p text:style-name="Text_20_body">ENVIRONMENT AND PHYSICS</text:p>
      <text:p text:style-name="Text_20_body">Battle maps are 3D scenes with terrain that varies by territory type. The environment contains destructible elements such as trees, walls, rocks, and structures. Flying enemies bypass ground obstacles and navigate independently of the ground navmesh. Terrain affects pathfinding — some tiles are impassable to ground units, creating natural chokepoints. Physics-based destruction is used for environmental props. The level of physics fidelity is to be scoped per development phase but the design intention is a visually responsive environment where the battlefield changes as the battle progresses.</text:p>
      <text:p text:style-name="Horizontal_20_Line"/>
      <text:p text:style-name="Text_20_body">PART 3 — BETWEEN-BATTLE SYSTEMS</text:p>
      <text:p text:style-name="Text_20_body">This document is a briefing for the game FOUL WARD. Read it fully before helping with any task. It describes all the systems the player interacts with between battles.</text:p>
      <text:p text:style-name="Text_20_body">OVERVIEW</text:p>
      <text:p text:style-name="Text_20_body">After each battle the player enters a between-battle hub screen. This is where all progression happens. Each system in the hub is associated with a named character who manages it. The player interacts with characters to access their respective system, similar to the hub structure in Hades. The between-battle screen should feel like a populated base where allies are present and accessible. The current MVP is a simplified text-only screen. The final version should present characters visually with dialogue triggering on interaction.</text:p>
      <text:p text:style-name="Text_20_body">THE SHOP</text:p>
      <text:p text:style-name="Text_20_body">One named character runs a Shop that sells items using gold earned from battles. The Shop offers: new buildings for the hex grid, alternative weapons for the Tower's weapon slots, one-use consumable items that provide advantages in the next battle, and gear or items that passively improve named allies. The Shop's inventory partially rotates between days — some items are always available and some come from a randomized pool. The specific items available, their costs, and their balance are to be defined in a later design phase. The Shop system must support loading its catalog from data resources so items can be added without code changes.</text:p>
      <text:p text:style-name="Text_20_body">RESEARCH TREE</text:p>
      <text:p text:style-name="Text_20_body"><text:soft-page-break/>One named character manages a Research Tree funded by a secondary resource currency separate from gold. Research unlocks are permanent within a campaign. The tree has branches covering all major gameplay systems: Tower improvements, building improvements, ally improvements, spell improvements, and army improvements. Completing research nodes may unlock new content (new building types, new spells, new ally abilities), improve existing stats, or enable mechanics not available at the start of the campaign. The specific nodes, costs, and structure of the tree are to be defined in a later design phase. The system must support a branching tree of arbitrary structure loaded from data resources.</text:p>
      <text:p text:style-name="Text_20_body">THE FORGE</text:p>
      <text:p text:style-name="Text_20_body">One named character runs the Forge, which modifies weapon stats using a risk-based random outcome mechanic. The player selects a weapon, commits to forging it, and receives a random result within a defined range: the weapon's core stat can increase significantly, increase slightly, remain unchanged, decrease slightly, or decrease significantly. The player can see the range of possible outcomes before committing. Higher-tier weapons have wider variance. The Forge can be used a limited number of times per weapon per day. This mechanic exists to create meaningful risk-reward decisions around the player's most powerful gear.</text:p>
      <text:p text:style-name="Text_20_body">ENCHANTING</text:p>
      <text:p text:style-name="Text_20_body">One named character handles Enchanting, which adds elemental or status-effect properties to weapons without modifying raw damage numbers. Enchantments change what damage type a weapon deals, add secondary status effects (burning, slow, poison, etc.), or grant other conditional bonuses. Each weapon can hold a limited number of enchantments. Applying an enchantment costs gold and potentially crafting materials dropped by enemies. Removing and replacing enchantments is possible at a cost. The enchantment system must support any combination of weapon type and enchantment type loaded from data resources.</text:p>
      <text:p text:style-name="Text_20_body">MERCENARY RECRUITMENT</text:p>
      <text:p text:style-name="Text_20_body">One named character manages a mercenary pool from which the player hires temporary troops for the next battle. Mercenaries are paid per battle and are not permanent. Available mercenary types scale with campaign progression. This same character also manages any mini-boss allies who have defected — they can be assigned to fight in the next battle from here. The specific mercenary unit types and their mechanics are to be defined in a later design phase.</text:p>
      <text:p text:style-name="Text_20_body">WORLD MAP</text:p>
      <text:p text:style-name="Text_20_body">A world map screen shows all territories in the campaign. The player can see which territories they hold, which are neutral, and which are under enemy control. Each territory displays its terrain type and any passive bonuses it provides. The Tower's current location is marked. After the boss appears on Day 50, their territorial advance is shown visually on the map. When multiple territories are simultaneously at risk the player chooses which to defend. The world map is a UI screen, not a real-time environment.</text:p>
      <text:p text:style-name="Text_20_body">MISSION BRIEFING</text:p>
      <text:p text:style-name="Text_20_body">Before each battle a mission briefing screen presents: the terrain of the territory being fought over, a summary of the incoming wave composition, any special conditions on the day's battle, and a short narrative framing from Florence (the player character). This is delivered as text with optional <text:soft-page-break/>character portrait. The briefing screen is also where the narrative stakes of that day are established — it acknowledges if the boss has appeared, if a territory was recently lost, or if a mini-boss is expected.</text:p>
      <text:p text:style-name="Text_20_body">CURRENCIES AND RESOURCES</text:p>
      <text:p text:style-name="Text_20_body">Gold is the primary currency earned by killing enemies during battle. Harder enemies give more gold. Boss and mini-boss kills give large gold payouts. Gold is spent at the Shop, the Forge, and on Enchanting. The secondary resource currency is earned by holding territories (passive daily income), completing optional bonus objectives during battle, and defeating mini-bosses. This currency is spent only at the Research Tree. Bonus objectives appear during battle as optional challenge conditions with a visible reward on completion.</text:p>
      <text:p text:style-name="Horizontal_20_Line"/>
      <text:p text:style-name="Text_20_body">PART 4 — CHARACTERS &amp; NARRATIVE SYSTEM</text:p>
      <text:p text:style-name="Text_20_body">This document is a briefing for the game FOUL WARD. Read it fully before helping with any task. It describes the character framework and how the dialogue system should work.</text:p>
      <text:p text:style-name="Text_20_body">CHARACTER ROLES — THE FRAMEWORK</text:p>
      <text:p text:style-name="Text_20_body">FOUL WARD has a cast of named characters who populate the between-battle hub. Each character is associated with one or more between-battle systems. Characters have their own voice, their own relationship with Florence (the player character), and their own evolving storyline told through accumulating dialogue over the course of the campaign. Specific character names, personalities, and backstories are to be defined in a later design and writing phase. What must be established now is the mechanical framework into which any character can be inserted.</text:p>
      <text:p text:style-name="Text_20_body">The core character roles that must exist in every campaign are:</text:p>
      <text:p text:style-name="Text_20_body">A melee combat companion who fights in every battle and comments on combat events in dialogue.</text:p>
      <text:p text:style-name="Text_20_body">A spell and research specialist who manages the spell Research Tree and provides narrative context for magical events.</text:p>
      <text:p text:style-name="Text_20_body">A weapons engineer or craftsperson who manages the Forge and building upgrades and comments on mechanical and structural events.</text:p>
      <text:p text:style-name="Text_20_body">A weapons enchanter who manages the Enchanting system and provides narrative flavor around weapon properties.</text:p>
      <text:p text:style-name="Text_20_body">A shop merchant or trader who manages the Shop and provides lighter tonal dialogue about commerce and the war situation.</text:p>
      <text:p text:style-name="Text_20_body">A mercenary or military commander who manages troop recruitment and comments on ally performance and losses.</text:p>
      <text:p text:style-name="Text_20_body">Florence — the player's character — who is the central protagonist, interacts with all other characters, and through whom the narrative is experienced. Florence speaks for the player; there are no dialogue choices. Her voice and arc are defined per campaign.</text:p>
      <text:p text:style-name="Text_20_body">Additional campaign-specific characters such as defected mini-bosses, quest givers, or unique faction characters. These use the same dialogue framework but are only present in their specific campaign.</text:p>
      <text:p text:style-name="Text_20_body"><text:soft-page-break/>THE HADES DIALOGUE MODEL</text:p>
      <text:p text:style-name="Text_20_body">The dialogue system is modeled on the system used in Hades by Supergiant Games (2020). The following is how that system works and how FOUL WARD should implement it:</text:p>
      <text:p text:style-name="Text_20_body">Each character has a pool of conversation entries stored as data. When the player interacts with a character, the system filters the entire pool by conditions relevant to the current game state. Conditions can include: the current day number, the outcome of the last battle, whether a specific enemy type has been seen for the first time, whether a specific item has been purchased, the player's current gold or resource level, whether a specific research node has been unlocked, whether a specific character's relationship value is above a threshold, whether a prior conversation in a chain has been completed, and any other trackable game state variable. After filtering, the system selects the highest-priority available entry that has not yet been used. It marks it as used after display. When all entries in the pool have been used, the used flags reset so they can repeat. Essential story beat entries (key narrative moments tied to campaign milestones) always override the priority system and play when their conditions are met regardless of other entries. Multi-part story arcs are chained: one entry's completion sets a condition flag that unlocks the next entry in the arc. Characters react to events in other characters' storylines — a comment one character makes can be stored as a flag that another character references later.</text:p>
      <text:p text:style-name="Text_20_body">DIALOGUE IMPLEMENTATION REQUIREMENTS</text:p>
      <text:p text:style-name="Text_20_body">Each conversation entry must be a data resource containing: a unique identifier, the speaking character's identifier, the full text of the dialogue, a priority value, a set of conditions that must all be true for the entry to be eligible, a used flag, and an optional identifier for the next entry in a chain. The system that manages dialogue must be a generic autoload manager that works identically for every character. Adding a new character requires only creating a new data resource file containing their pool — no changes to the manager code itself. The UI that displays dialogue must accept any character's entry and display it with that character's portrait and name. The dialogue system must be able to trigger mid-battle for specific in-battle events (first time a new enemy type appears, Tower health dropping critically low, Arnulf killing a large number of enemies in one battle) as well as the standard between-battle hub interactions.</text:p>
      <text:p text:style-name="Text_20_body">CHARACTER PROGRESSION AND RELATIONSHIP TRACKING</text:p>
      <text:p text:style-name="Text_20_body">Each named character has a relationship value with Florence that increases over time as conversations are completed and shared events accumulate. Higher relationship values unlock deeper story arc entries and more personal conversations. Relationship values are tracked by the dialogue manager as part of game state. Relationship does not decay and is not negatively affected by player choices — the system is designed to reward engagement, not punish it. Campaign-specific characters that join mid-campaign start at a lower relationship value and have a compressed arc covering fewer days.</text:p>
      <text:p text:style-name="Horizontal_20_Line"/>
      <text:p text:style-name="Text_20_body">PART 5 — WORLD, TERRAIN, ART &amp; TECHNICAL DIRECTION</text:p>
      <text:p text:style-name="Text_20_body">This document is a briefing for the game FOUL WARD. Read it fully before helping with any task. It describes the world structure, terrain system, general art direction, and technical approach.</text:p>
      <text:p text:style-name="Text_20_body">WORLD MAP STRUCTURE</text:p>
      <text:p text:style-name="Text_20_body"><text:soft-page-break/>Each campaign takes place on a world consisting of named territories. The world map is presented as a navigable overview screen between battles — it is a menu, not a real-time environment. The map shows which territories are player-held, which are contested, and which are under enemy control. Territories have names, terrain types, and passive bonuses visible on the map. The Tower's current location is marked. Enemy faction advances following boss fights are reflected on the map visually. The world map must be data-driven: the number, layout, and properties of territories are defined in a campaign data resource and the map screen reads from that, meaning different campaigns with different territory counts and layouts do not require code changes.</text:p>
      <text:p text:style-name="Text_20_body">TERRAIN TYPES</text:p>
      <text:p text:style-name="Text_20_body">Each territory has a terrain type that determines the visual appearance of the battle map and may impose gameplay modifiers. Terrain modifiers affect enemy movement speeds, available pathfinding routes, the presence of natural chokepoints, and the availability of destructible cover. The number and variety of terrain types is to be finalized per campaign. As a mechanical framework requirement: each terrain type must be implementable as a variation on the base battle scene rather than a completely separate scene, using swappable geometry sets and navmesh variants. This allows the same battle scripts and systems to work across all terrains without modification.</text:p>
      <text:p text:style-name="Text_20_body">DESTRUCTIBLE ENVIRONMENT</text:p>
      <text:p text:style-name="Text_20_body">The battle map contains environmental objects that can be destroyed during combat: trees, rocks, walls, and other props. Destruction is triggered when an object takes damage above a threshold. When destroyed, a physics impulse is applied and the object either breaks apart or is replaced by a destroyed variant. Destruction matters tactically because it removes cover and may open or close paths. The system must be generic: any prop placed in a battle scene with the correct component attached becomes destructible without further code work.</text:p>
      <text:p text:style-name="Text_20_body">ART DIRECTION — GENERAL PRINCIPLES</text:p>
      <text:p text:style-name="Text_20_body">The game uses 3D visuals with a stylized fantasy aesthetic. The priority is readable silhouettes and clear visual communication over photorealism. Enemy types within a faction must be visually distinct from one another so the player can identify unit types at a glance during fast-paced combat. Buildings on the hex grid must be visually distinct from one another and from enemy units. The player character's Tower should be visually dominant — it should read immediately as the center of the map and the thing being defended. The visual language for all characters, buildings, and environments is to be decided in a dedicated art design phase. All models will be produced externally (in a 3D modeling tool) and imported into Godot. The exact production tool, export format, and pipeline are to be researched and decided in that later phase. What must be established in the code now is that the game engine scenes support hot-swapping of visual assets without code changes.</text:p>
      <text:p text:style-name="Text_20_body">ASSET INTEGRATION REQUIREMENTS</text:p>
      <text:p text:style-name="Text_20_body">The code architecture must ensure that every entity in the game — enemies, allies, buildings, projectiles — has a designated model root node that accepts any imported 3D scene as a child. Swapping the cube placeholder for a final model requires only replacing that child scene. Animations are referenced by standardized name strings (for example: idle, walk, attack, die, hit) and called through a common interface. This means no animation code needs to change when final <text:soft-page-break/>animated models replace placeholder geometry. The specific animation names and skeleton conventions are to be standardized before model production begins in the art phase.</text:p>
      <text:p text:style-name="Text_20_body">CAMERA</text:p>
      <text:p text:style-name="Text_20_body">The camera is a fixed 3D perspective camera positioned above and behind the Tower, angled to give a clear view of the battlefield in all directions. The exact angle and height is adjustable per territory to suit different terrain layouts. The camera does not move during battle except for optional slight zoom or shake effects tied to high-impact events such as spell casting or boss appearances. Camera behavior is defined as data per territory rather than hardcoded.</text:p>
      <text:p text:style-name="Text_20_body">AUDIO DIRECTION</text:p>
      <text:p text:style-name="Text_20_body">The audio design covers three contexts: the between-battle hub (calm ambient music, character voice lines when triggered), the battle (dynamic music that escalates with wave difficulty and enemy proximity, distinct sound effects per weapon type, building type, spell, and enemy type), and UI events (feedback sounds for purchases, research unlocks, and map interactions). The audio system must support dynamic music layering: a base combat track with additional intensity layers added based on game state. Specific music and sound assets are to be produced or sourced in a later phase. What must be built now is an AudioManager autoload that handles music layering and sound effect pooling without hardcoded asset references.</text:p>
      <text:p text:style-name="Text_20_body">TECHNICAL APPROACH SUMMARY</text:p>
      <text:p text:style-name="Text_20_body">Engine: Godot 4, GDScript throughout, Forward+ renderer. All game content — enemies, buildings, weapons, spells, research nodes, shop items, dialogue pools, territories — is defined in data resource files (.tres) and loaded by generic manager systems. No content is hardcoded into scripts. This means adding a new enemy type, building, spell, or campaign requires only creating new resource files, not modifying existing code. This data-driven principle is the single most important architectural constraint and must be maintained across all future development phases. Testing: GdUnit4 unit and integration tests for all manager systems. Development workflow: Perplexity for architecture planning and briefing, Cursor for code generation and repair, Godot editor for scene wiring and runtime validatio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3T19:34:21.059165809</meta:creation-date>
    <dc:date>2026-03-23T19:39:02.262995074</dc:date>
    <meta:editing-duration>PT4M41S</meta:editing-duration>
    <meta:editing-cycles>3</meta:editing-cycles>
    <meta:generator>LibreOffice/24.2.7.2$Linux_X86_64 LibreOffice_project/420$Build-2</meta:generator>
    <meta:document-statistic meta:table-count="0" meta:image-count="0" meta:object-count="0" meta:page-count="9" meta:paragraph-count="96" meta:word-count="4348" meta:character-count="27758" meta:non-whitespace-character-count="23477"/>
  </office:meta>
</office:document-meta>
</file>